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397cm" fo:margin-left="-0.199cm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</style:style>
    <style:style style:name="P4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auto" style:text-underline-color="font-color" fo:font-weight="bold" officeooo:rsid="00397a7f" officeooo:paragraph-rsid="004120dc" style:font-style-asian="italic" style:font-weight-asian="bold" style:font-name-complex="Arial" style:font-style-complex="italic" style:font-weight-complex="bold"/>
    </style:style>
    <style:style style:name="P5" style:family="paragraph" style:parent-style-name="Standard">
      <style:paragraph-properties fo:margin-top="0.212cm" fo:margin-bottom="0cm" style:contextual-spacing="false"/>
      <style:text-properties style:font-name="Arial" style:text-underline-style="solid" style:text-underline-width="bold" style:text-underline-color="font-color" fo:font-weight="bold" officeooo:paragraph-rsid="0020e0e2" style:font-weight-asian="bold" style:font-name-complex="Arial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.212cm" fo:margin-bottom="0cm" style:contextual-spacing="false"/>
      <style:text-properties officeooo:paragraph-rsid="00363a6c"/>
    </style:style>
    <style:style style:name="P8" style:family="paragraph" style:parent-style-name="Standard">
      <style:paragraph-properties fo:margin-top="0.212cm" fo:margin-bottom="0cm" style:contextual-spacing="false"/>
      <style:text-properties officeooo:rsid="0043698a" officeooo:paragraph-rsid="0043698a"/>
    </style:style>
    <style:style style:name="P9" style:family="paragraph" style:parent-style-name="Standard">
      <style:paragraph-properties fo:margin-top="0.212cm" fo:margin-bottom="0cm" style:contextual-spacing="false"/>
      <style:text-properties officeooo:paragraph-rsid="0043698a"/>
    </style:style>
    <style:style style:name="P10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Arial" style:font-name-complex="Arial"/>
    </style:style>
    <style:style style:name="P11" style:family="paragraph" style:parent-style-name="Standard" style:master-page-name="Standard">
      <style:paragraph-properties fo:margin-top="0.212cm" fo:margin-bottom="0cm" style:contextual-spacing="false" style:page-number="auto"/>
      <style:text-properties style:font-name="Arial" style:font-name-complex="Arial"/>
    </style:style>
    <style:style style:name="P12" style:family="paragraph" style:parent-style-name="Standard">
      <style:paragraph-properties fo:margin-top="0.212cm" fo:margin-bottom="0cm" style:contextual-spacing="false"/>
      <style:text-properties style:font-name="Arial" fo:font-weight="normal" officeooo:rsid="00452a17" officeooo:paragraph-rsid="00452a17" style:font-weight-asian="normal" style:font-name-complex="Arial" style:font-weight-complex="normal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Arial" fo:font-weight="normal" officeooo:rsid="00397a7f" officeooo:paragraph-rsid="00397a7f" style:font-weight-asian="normal" style:font-name-complex="Arial" style:font-weight-complex="normal"/>
    </style:style>
    <style:style style:name="P14" style:family="paragraph" style:parent-style-name="Standard" style:list-style-name="L3">
      <style:paragraph-properties fo:margin-top="0.212cm" fo:margin-bottom="0cm" style:contextual-spacing="false"/>
      <style:text-properties style:font-name="Arial" fo:font-weight="normal" officeooo:rsid="004d9c33" officeooo:paragraph-rsid="004d9c33" style:font-weight-asian="normal" style:font-name-complex="Arial" style:font-weight-complex="normal"/>
    </style:style>
    <style:style style:name="P15" style:family="paragraph" style:parent-style-name="Standard">
      <style:paragraph-properties fo:margin-top="0.212cm" fo:margin-bottom="0cm" style:contextual-spacing="false"/>
      <style:text-properties style:font-name="Arial" fo:font-style="italic" style:text-underline-style="solid" style:text-underline-width="bold" style:text-underline-color="font-color" fo:font-weight="normal" officeooo:rsid="00408a6d" officeooo:paragraph-rsid="00452a17" style:font-style-asian="italic" style:font-weight-asian="normal" style:font-name-complex="Arial" style:font-style-complex="italic" style:font-weight-complex="normal"/>
    </style:style>
    <style:style style:name="P16" style:family="paragraph" style:parent-style-name="Standard">
      <style:paragraph-properties fo:margin-top="0.212cm" fo:margin-bottom="0cm" style:contextual-spacing="false" fo:text-align="start" style:justify-single-word="false"/>
      <style:text-properties officeooo:paragraph-rsid="004120dc"/>
    </style:style>
    <style:style style:name="P17" style:family="paragraph" style:parent-style-name="Standard">
      <style:paragraph-properties fo:margin-top="0.212cm" fo:margin-bottom="0cm" style:contextual-spacing="false" fo:text-align="start" style:justify-single-word="false"/>
      <style:text-properties officeooo:rsid="004abcc2" officeooo:paragraph-rsid="004abcc2"/>
    </style:style>
    <style:style style:name="P18" style:family="paragraph" style:parent-style-name="Standard" style:list-style-name="L2">
      <style:paragraph-properties fo:margin-top="0.212cm" fo:margin-bottom="0cm" style:contextual-spacing="false" fo:text-align="start" style:justify-single-word="false"/>
      <style:text-properties officeooo:rsid="004abcc2" officeooo:paragraph-rsid="004abcc2"/>
    </style:style>
    <style:style style:name="P19" style:family="paragraph" style:parent-style-name="Standard" style:list-style-name="L2">
      <style:paragraph-properties fo:margin-top="0.212cm" fo:margin-bottom="0cm" style:contextual-spacing="false" fo:text-align="start" style:justify-single-word="false"/>
      <style:text-properties officeooo:rsid="004abcc2" officeooo:paragraph-rsid="004c5a4c"/>
    </style:style>
    <style:style style:name="P20" style:family="paragraph" style:parent-style-name="Standard" style:list-style-name="L2">
      <style:paragraph-properties fo:margin-top="0.212cm" fo:margin-bottom="0cm" style:contextual-spacing="false" fo:text-align="start" style:justify-single-word="false"/>
      <style:text-properties officeooo:rsid="004c5a4c" officeooo:paragraph-rsid="004c5a4c"/>
    </style:style>
    <style:style style:name="P21" style:family="paragraph" style:parent-style-name="Standard" style:list-style-name="L2">
      <style:paragraph-properties fo:margin-top="0.212cm" fo:margin-bottom="0cm" style:contextual-spacing="false" fo:text-align="start" style:justify-single-word="false"/>
      <style:text-properties officeooo:rsid="004c5a4c" officeooo:paragraph-rsid="004d9c33"/>
    </style:style>
    <style:style style:name="P22" style:family="paragraph" style:parent-style-name="Standard" style:list-style-name="L2">
      <style:paragraph-properties fo:margin-left="2.498cm" fo:margin-right="0cm" fo:margin-top="0.212cm" fo:margin-bottom="0cm" style:contextual-spacing="false" fo:text-align="start" style:justify-single-word="false" fo:text-indent="-0.635cm" style:auto-text-indent="false"/>
      <style:text-properties officeooo:rsid="004c5a4c" officeooo:paragraph-rsid="004c5a4c"/>
    </style:style>
    <style:style style:name="P23" style:family="paragraph" style:parent-style-name="Standard" style:list-style-name="L2">
      <style:paragraph-properties fo:margin-left="2.498cm" fo:margin-right="0cm" fo:margin-top="0.212cm" fo:margin-bottom="0cm" style:contextual-spacing="false" fo:text-align="start" style:justify-single-word="false" fo:text-indent="-0.635cm" style:auto-text-indent="false"/>
      <style:text-properties officeooo:rsid="004c5a4c" officeooo:paragraph-rsid="004d9c33"/>
    </style:style>
    <style:style style:name="P24" style:family="paragraph" style:parent-style-name="Standard" style:list-style-name="L2">
      <style:paragraph-properties fo:margin-left="2.498cm" fo:margin-right="0cm" fo:margin-top="0.212cm" fo:margin-bottom="0cm" style:contextual-spacing="false" fo:text-align="start" style:justify-single-word="false" fo:text-indent="-0.635cm" style:auto-text-indent="false"/>
      <style:text-properties officeooo:rsid="004abcc2" officeooo:paragraph-rsid="004c5a4c"/>
    </style:style>
    <style:style style:name="P25" style:family="paragraph" style:parent-style-name="Standard" style:list-style-name="L2">
      <style:paragraph-properties fo:margin-left="3.747cm" fo:margin-right="0cm" fo:margin-top="0.212cm" fo:margin-bottom="0cm" style:contextual-spacing="false" fo:text-align="start" style:justify-single-word="false" fo:text-indent="-0.635cm" style:auto-text-indent="false"/>
      <style:text-properties officeooo:rsid="004c5a4c" officeooo:paragraph-rsid="004c5a4c"/>
    </style:style>
    <style:style style:name="P26" style:family="paragraph" style:parent-style-name="Preformatted_20_Text">
      <style:paragraph-properties fo:margin-top="0.212cm" fo:margin-bottom="0cm" style:contextual-spacing="false" fo:text-align="start" style:justify-single-word="false"/>
      <style:text-properties officeooo:rsid="000d0bc3" officeooo:paragraph-rsid="004d9c33"/>
    </style:style>
    <style:style style:name="P27" style:family="paragraph" style:parent-style-name="Preformatted_20_Text">
      <style:text-properties officeooo:rsid="000d0bc3" officeooo:paragraph-rsid="004d9c33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3b0593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bold" officeooo:rsid="004a5275" style:font-size-asian="14pt" style:font-weight-asian="bold" style:font-name-complex="Arial" style:font-size-complex="14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267b42" style:font-name-complex="Arial"/>
    </style:style>
    <style:style style:name="T6" style:family="text">
      <style:text-properties style:font-name="Arial" officeooo:rsid="002a697d" style:font-name-complex="Arial"/>
    </style:style>
    <style:style style:name="T7" style:family="text">
      <style:text-properties style:font-name="Arial" officeooo:rsid="00363a6c" style:font-name-complex="Arial"/>
    </style:style>
    <style:style style:name="T8" style:family="text">
      <style:text-properties style:font-name="Arial" officeooo:rsid="0043698a" style:font-name-complex="Arial"/>
    </style:style>
    <style:style style:name="T9" style:family="text">
      <style:text-properties style:font-name="Arial" officeooo:rsid="004a5275" style:font-name-complex="Arial"/>
    </style:style>
    <style:style style:name="T10" style:family="text">
      <style:text-properties style:font-name="Arial" officeooo:rsid="004abcc2" style:font-name-complex="Arial"/>
    </style:style>
    <style:style style:name="T11" style:family="text">
      <style:text-properties style:font-name="Arial" officeooo:rsid="004c5a4c" style:font-name-complex="Arial"/>
    </style:style>
    <style:style style:name="T12" style:family="text">
      <style:text-properties style:font-name="Arial" officeooo:rsid="004d9c33" style:font-name-complex="Arial"/>
    </style:style>
    <style:style style:name="T13" style:family="text">
      <style:text-properties style:font-name="Arial" style:text-underline-style="solid" style:text-underline-width="bold" style:text-underline-color="font-color" fo:font-weight="bold" style:font-weight-asian="bold" style:font-name-complex="Arial"/>
    </style:style>
    <style:style style:name="T14" style:family="text">
      <style:text-properties style:font-name="Arial" style:text-underline-style="solid" style:text-underline-width="bold" style:text-underline-color="font-color" fo:font-weight="bold" officeooo:rsid="00382dd0" style:font-weight-asian="bold" style:font-name-complex="Arial"/>
    </style:style>
    <style:style style:name="T15" style:family="text">
      <style:text-properties style:font-name="Arial" fo:font-weight="bold" officeooo:rsid="004d9c33" style:font-weight-asian="bold" style:font-name-complex="Arial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4abcc2"/>
    </style:style>
    <style:style style:name="T18" style:family="text">
      <style:text-properties officeooo:rsid="004d9c33"/>
    </style:style>
    <style:style style:name="T19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6"><text:span text:style-name="T1">Fiche d’anomalie N°</text:span><text:span text:style-name="T2">1</text:span><text:span text:style-name="T3">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4">Date d’ouverture : </text:span><text:span text:style-name="T8">1</text:span><text:span text:style-name="T9">9</text:span><text:span text:style-name="T5">/0</text:span><text:span text:style-name="T6">5</text:span><text:span text:style-name="T5">/201</text:span><text:span text:style-name="T7">6</text:span></text:p>
          </table:table-cell>
          <table:table-cell table:style-name="Tableau1.B2" office:value-type="string">
            <text:p text:style-name="P7"><text:span text:style-name="T4">Date de clôture : <text:s text:c="21"/> 4</text:span><text:bookmark text:name="_1418046982"/><text:bookmark text:name="_1415458630"/><text:bookmark text:name="_1410177184"/><text:bookmark text:name="_1410176768"/><field:fieldmark-start text:name="__Fieldmark__63_1902609797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8">Intitulé : <text:span text:style-name="T17">Mise à jour des données</text:span></text:p>
            <text:p text:style-name="P9"><text:span text:style-name="T13">Description :</text:span><text:span text:style-name="T4"> </text:span><text:span text:style-name="T10">Les données de l'ordinateur fixe, du portable et de la clé USB comporte des différences</text:span></text:p>
            <text:p text:style-name="P12"><text:span text:style-name="T4"/></text:p>
            <text:p text:style-name="P4">Conclusion : </text:p>
            <text:p text:style-name="P13"><text:span text:style-name="T16">Remède :</text:span> <text:s/><text:span text:style-name="T17">Effectuer les mises à jour des répertoires de SCAO :</text:span></text:p>
            <text:list xml:id="list3509632799845821268" text:style-name="L3">
              <text:list-item>
                <text:p text:style-name="P14">mes images</text:p>
              </text:list-item>
              <text:list-item>
                <text:p text:style-name="P14">Dans Projet_SCAO : Anomalies, Courrier de l'Ouest, ouest France</text:p>
              </text:list-item>
              <text:list-item>
                <text:p text:style-name="P14">openscad</text:p>
              </text:list-item>
              <text:list-item>
                <text:p text:style-name="P14">liste des identifiants et MP</text:p>
              </text:list-item>
              <text:list-item>
                <text:p text:style-name="P14">MJC</text:p>
              </text:list-item>
            </text:list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16"><text:span text:style-name="T14">Procédure</text:span><text:span text:style-name="T13"> :</text:span><text:span text:style-name="T7"> </text:span></text:p>
            <text:list xml:id="list7443671859853833665" text:style-name="L2">
              <text:list-item>
                <text:p text:style-name="P18"><text:span text:style-name="T7">A </text:span><text:span text:style-name="T4">l'aide de la commande ls -l &gt; fichier1.txt (sur le fixe)</text:span></text:p>
              </text:list-item>
              <text:list-item>
                <text:p text:style-name="P18"><text:span text:style-name="T7">A </text:span><text:span text:style-name="T4">l'aide de la commande ls -l &gt; fichier2.txt (sur la clé USB)</text:span></text:p>
              </text:list-item>
              <text:list-item>
                <text:p text:style-name="P19"><text:span text:style-name="T4">Dans Libreoffice Calc, </text:span><text:span text:style-name="T11">ouvrir</text:span><text:span text:style-name="T4"> les fichiers .txt, </text:span></text:p>
              </text:list-item>
              <text:list-item>
                <text:p text:style-name="P24"><text:span text:style-name="T11">une fenêtre « import de texte » s'ouvre, les options sont :</text:span></text:p>
              </text:list-item>
              <text:list-item>
                <text:p text:style-name="P25"><text:span text:style-name="T4">Unicode (UTF-8)</text:span></text:p>
              </text:list-item>
              <text:list-item>
                <text:p text:style-name="P25"><text:span text:style-name="T4">Séparateur : largeur fixe</text:span></text:p>
              </text:list-item>
              <text:list-item>
                <text:p text:style-name="P25"><text:span text:style-name="T4">Champs : positionner les barres verticales au endroit adéquats</text:span></text:p>
              </text:list-item>
              <text:list-item>
                <text:p text:style-name="P25"><text:span text:style-name="T4">OK</text:span></text:p>
              </text:list-item>
              <text:list-item>
                <text:p text:style-name="P22"><text:span text:style-name="T4">Supprimer les colonnes inutiles et la ligne vide</text:span></text:p>
              </text:list-item>
              <text:list-item>
                <text:p text:style-name="P22"><text:span text:style-name="T4">Sauvegarder le fichier en .ods</text:span></text:p>
              </text:list-item>
              <text:list-item>
                <text:p text:style-name="P22"><text:span text:style-name="T4">Sauvegarder le fichier en .dif</text:span></text:p>
              </text:list-item>
              <text:list-item>
                <text:p text:style-name="P20">Si fichier1.txt est ls_fixe.txt et fichier2.txt est ls_cle_usb.txt</text:p>
              </text:list-item>
              <text:list-item>
                <text:p text:style-name="P21"><text:span text:style-name="T18">Dans le cas de l'exploration des répertoires openscad, l</text:span>es 2 fichiers générés sont ls_fixe_<text:span text:style-name="T18">openscad</text:span>.dif et ls_cle_usb_<text:span text:style-name="T18">openscad</text:span>.dif</text:p>
              </text:list-item>
              <text:list-item>
                <text:p text:style-name="P21"><text:span text:style-name="T4">Dans un terminal, taper la commande :</text:span></text:p>
              </text:list-item>
              <text:list-item>
                <text:p text:style-name="P23"><text:span text:style-name="T4">diff ls_fixe_</text:span><text:span text:style-name="T12">openscad</text:span><text:span text:style-name="T4">.dif ls_cle_usb_</text:span><text:span text:style-name="T12">openscad</text:span><text:span text:style-name="T4">.dif &gt; diff_</text:span><text:span text:style-name="T12">openscad</text:span><text:span text:style-name="T4">.txt</text:span></text:p>
              </text:list-item>
              <text:list-item>
                <text:p text:style-name="P21"><text:span text:style-name="T4">Dans libreoffice writer ouvrir diff_</text:span><text:span text:style-name="T12">openscad</text:span><text:span text:style-name="T4">.txt et supprimer toutes les lignes </text:span><text:soft-page-break/><text:span text:style-name="T4">inutiles</text:span></text:p>
              </text:list-item>
              <text:list-item>
                <text:p text:style-name="P21"><text:span text:style-name="T4">Sauvegarder le fichier, </text:span></text:p>
              </text:list-item>
              <text:list-item>
                <text:p text:style-name="P21"><text:span text:style-name="T12">En début de ligne apparaît les symboles </text:span><text:span text:style-name="T15">&lt;</text:span><text:span text:style-name="T12"> pour le fixe et </text:span><text:span text:style-name="T15">&gt;</text:span><text:span text:style-name="T12"> pour la clé USB</text:span></text:p>
              </text:list-item>
              <text:list-item>
                <text:p text:style-name="P21"><text:span text:style-name="T4">le contenu est :</text:span></text:p>
              </text:list-item>
            </text:list>
            <text:p text:style-name="P27">&gt; "Assemblage_b.scad"</text:p>
            <text:p text:style-name="P27">&gt; "Assemblage_c.scad"</text:p>
            <text:p text:style-name="P27">&gt; "carte_arduino.scad"</text:p>
            <text:p text:style-name="P27">&gt; "carte_arduino.stl"</text:p>
            <text:p text:style-name="P27">&gt; "carte_relais.scad"</text:p>
            <text:p text:style-name="P27">&gt; "carte_relais.stl"</text:p>
            <text:p text:style-name="P27">&gt; "dim_plt_arduino.scad"</text:p>
            <text:p text:style-name="P27">&gt; "ecrou_M3.stl"</text:p>
            <text:p text:style-name="P27">&gt; "entretoise.scad"</text:p>
            <text:p text:style-name="P27">&gt; "e_p_ble.scad"</text:p>
            <text:p text:style-name="P27">&gt; "e_p_ble.stl"</text:p>
            <text:p text:style-name="P27">&lt; " essaia.bmp"</text:p>
            <text:p text:style-name="P27">&gt; "e_r_ble.scad"</text:p>
            <text:p text:style-name="P27">&lt; " essaia.png"</text:p>
            <text:p text:style-name="P27">&gt; "e_r_ble.stl"</text:p>
            <text:p text:style-name="P27">&lt; "essai a.scad"</text:p>
            <text:p text:style-name="P27">&gt; "essai2.ods"</text:p>
            <text:p text:style-name="P27">&lt; "essai b.scad"</text:p>
            <text:p text:style-name="P27">&gt; "essai.scad"</text:p>
            <text:p text:style-name="P27">&lt; "essai.png"</text:p>
            <text:p text:style-name="P27">&gt; "face-avant.cdr"</text:p>
            <text:p text:style-name="P27">&gt; "face-avant.dxf"</text:p>
            <text:p text:style-name="P27">&lt; "essai.scad"</text:p>
            <text:p text:style-name="P27">&gt; "face-avant.dxf~"</text:p>
            <text:p text:style-name="P27">&lt; " fiche.scad"</text:p>
            <text:p text:style-name="P27">&gt; "fiche.scad"</text:p>
            <text:p text:style-name="P27">&lt; "hull.scad"</text:p>
            <text:p text:style-name="P27">&gt; " plateforme.gcode"</text:p>
            <text:p text:style-name="P27">&gt; "plateforme.scad"</text:p>
            <text:p text:style-name="P27">&gt; "plateforme.stl"</text:p>
            <text:p text:style-name="P27">&gt; "plt_relais1.stl"</text:p>
            <text:p text:style-name="P27">&gt; "plt_relais_a.scad"</text:p>
            <text:p text:style-name="P27">&gt; "plt_relais_a.stl"</text:p>
            <text:p text:style-name="P27">&gt; "plt_relais.scad"</text:p>
            <text:p text:style-name="P27">&gt; "plt_relais.stl"</text:p>
            <text:p text:style-name="P27">&gt; "shield_arduino.scad"</text:p>
            <text:p text:style-name="P27">&gt; "shield_arduino.stl"</text:p>
            <text:p text:style-name="P27">&gt; "socle.scad"</text:p>
            <text:p text:style-name="P27">&lt; "top.png"</text:p>
            <text:p text:style-name="P27">&lt; "Top.png"</text:p>
            <text:p text:style-name="P27">&gt; "top.png"</text:p>
            <text:p text:style-name="P27">&gt; "z_ecl_c.scad"</text:p>
            <text:p text:style-name="P26"><text:span text:style-name="T4">&gt; "z_secl_c.scad"</text:span></text:p>
            <text:p text:style-name="P17"><text:span text:style-name="T11"/></text:p>
          </table:table-cell>
          <table:covered-table-cell/>
        </table:table-row>
        <table:table-row table:style-name="Tableau1.1">
          <table:table-cell table:style-name="Tableau1.B2" table:number-columns-spanned="2" office:value-type="string">
            <text:p text:style-name="P5">Analyse : </text:p>
            <text:p text:style-name="P15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1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Données/SCAO/Projet_SCAO/Anomalies/Fiche d'anomalie N°18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5-19T18:44:39.674201456</dc:date>
    <meta:print-date>2016-05-07T16:54:42.560627470</meta:print-date>
    <meta:editing-cycles>17</meta:editing-cycles>
    <meta:editing-duration>PT1H15M20S</meta:editing-duration>
    <meta:generator>LibreOffice/4.2.8.2$Linux_x86 LibreOffice_project/420m0$Build-2</meta:generator>
    <meta:document-statistic meta:table-count="2" meta:image-count="1" meta:object-count="0" meta:page-count="2" meta:paragraph-count="79" meta:word-count="344" meta:character-count="2229" meta:non-whitespace-character-count="1961"/>
  </office:meta>
</office:document-meta>
</file>